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1cm" fo:min-width="8.38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5cm" fo:min-width="5.312cm"/>
    </style:style>
    <style:style style:name="gr5" style:family="graphic" style:parent-style-name="standard">
      <style:graphic-properties draw:stroke="none" draw:stroke-dash="Dash_20_3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6" style:family="graphic" style:parent-style-name="standard">
      <style:graphic-properties draw:stroke="none" draw:stroke-dash="Dash_20_3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 dr3d:backface-culling="enabled" dr3d:normals-kind="object" dr3d:normals-direction="normal" dr3d:texture-generation-mode-x="object" dr3d:texture-generation-mode-y="object" dr3d:texture-mode="blend" dr3d:texture-filter="enabled" dr3d:diffuse-color="#00b8ff" dr3d:emissive-color="#000000" dr3d:specular-color="#333333" dr3d:shininess="15%" dr3d:shadow="hidden"/>
    </style:style>
    <style:style style:name="gr7" style:family="graphic" style:parent-style-name="standard">
      <style:graphic-properties draw:stroke="none" draw:stroke-dash="Dash_20_3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gradient" draw:fill-color="#00cccc" draw:secondary-fill-color="#99ccff" draw:fill-gradient-name="Gradient_20_10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8" style:family="graphic" style:parent-style-name="standard">
      <style:graphic-properties draw:stroke="none" draw:stroke-dash="Dash_20_3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gradient" draw:fill-color="#00cccc" draw:secondary-fill-color="#99ccff" draw:fill-gradient-name="Gradient_20_10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 dr3d:edge-rounding="10%" dr3d:back-scale="100%" dr3d:depth="0.228cm" dr3d:backface-culling="enabled" dr3d:close-front="true" dr3d:close-back="true" dr3d:normals-kind="object" dr3d:normals-direction="inverse" dr3d:texture-generation-mode-x="object" dr3d:texture-generation-mode-y="object" dr3d:texture-mode="blend" dr3d:texture-filter="enabled" dr3d:diffuse-color="#00b8ff" dr3d:emissive-color="#000000" dr3d:specular-color="#ffffff" dr3d:shininess="15%" dr3d:shadow="hidden"/>
    </style:style>
    <style:style style:name="gr9" style:family="graphic" style:parent-style-name="standard">
      <style:graphic-properties draw:stroke="none" draw:stroke-dash="Dash_20_3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gradient" draw:fill-color="#00cccc" draw:secondary-fill-color="#99ccff" draw:fill-gradient-name="Gradient_20_10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 dr3d:edge-rounding="10%" dr3d:back-scale="100%" dr3d:depth="0.256cm" dr3d:backface-culling="enabled" dr3d:close-front="true" dr3d:close-back="true" dr3d:normals-kind="object" dr3d:normals-direction="inverse" dr3d:texture-generation-mode-x="object" dr3d:texture-generation-mode-y="object" dr3d:texture-mode="blend" dr3d:texture-filter="enabled" dr3d:diffuse-color="#00b8ff" dr3d:emissive-color="#000000" dr3d:specular-color="#ffffff" dr3d:shininess="15%" dr3d:shadow="hidden"/>
    </style:style>
    <style:style style:name="gr10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gradient" draw:fill-color="#7da647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11" style:family="graphic" style:parent-style-name="standard">
      <style:graphic-properties draw:stroke="none" draw:fill="gradient" draw:fill-color="#7da647" draw:fill-gradient-name="Gradient_20_17" draw:shadow="hidden" dr3d:vertical-segments="6" dr3d:close-front="true" dr3d:close-back="true"/>
    </style:style>
    <style:style style:name="gr12" style:family="graphic" style:parent-style-name="standard">
      <style:graphic-properties draw:stroke="none" draw:fill="gradient" draw:fill-color="#7da647" draw:fill-gradient-name="Gradient_20_24" draw:shadow="hidden" dr3d:vertical-segments="4" dr3d:close-front="true" dr3d:close-back="true"/>
    </style:style>
    <style:style style:name="gr13" style:family="graphic" style:parent-style-name="standard">
      <style:graphic-properties draw:stroke="none" draw:fill="gradient" draw:fill-color="#7da647" draw:fill-gradient-name="Gradient_20_25" draw:shadow="hidden" dr3d:vertical-segments="4" dr3d:close-front="true" dr3d:close-back="true"/>
    </style:style>
    <style:style style:name="gr14" style:family="graphic" style:parent-style-name="standard">
      <style:graphic-properties svg:stroke-color="#000000" draw:marker-end="Extrems_20_de_20_fletxa_20_1" draw:marker-end-width="0.3cm" draw:textarea-horizontal-align="center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2cm" fo:min-width="0.66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cm" fo:min-width="3.36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cm" fo:min-width="2.307cm"/>
    </style:style>
    <style:style style:name="gr18" style:family="graphic" style:parent-style-name="standard">
      <style:graphic-properties svg:stroke-color="#000000" draw:marker-end="Extrems_20_de_20_fletxa_20_4" draw:marker-end-width="0.3cm" draw:textarea-horizontal-align="center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2cm" fo:min-width="0.873cm"/>
    </style:style>
    <style:style style:name="gr20" style:family="graphic" style:parent-style-name="standard">
      <style:graphic-properties draw:fill="none" draw:textarea-vertical-align="middle" draw:auto-grow-height="false" fo:min-height="0.749cm" fo:min-width="0.499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33cm" fo:min-width="5.735cm"/>
    </style:style>
    <style:style style:name="gr22" style:family="graphic" style:parent-style-name="standard">
      <style:graphic-properties draw:stroke="none" draw:stroke-dash="Dash_20_3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gradient" draw:fill-color="#ffff66" draw:secondary-fill-color="#99ccff" draw:fill-gradient-name="Gradient_20_18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23" style:family="graphic" style:parent-style-name="standard">
      <style:graphic-properties draw:stroke="none" draw:stroke-dash="Dash_20_3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gradient" draw:fill-color="#ffff66" draw:secondary-fill-color="#99ccff" draw:fill-gradient-name="Gradient_20_18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 dr3d:edge-rounding="10%" dr3d:back-scale="100%" dr3d:depth="0.14cm" dr3d:backface-culling="enabled" dr3d:close-front="true" dr3d:close-back="true" dr3d:normals-kind="object" dr3d:normals-direction="inverse" dr3d:texture-generation-mode-x="object" dr3d:texture-generation-mode-y="object" dr3d:texture-mode="blend" dr3d:texture-filter="enabled" dr3d:diffuse-color="#00b8ff" dr3d:emissive-color="#000000" dr3d:specular-color="#ffffff" dr3d:shininess="15%" dr3d:shadow="hidden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9cm" fo:min-width="1.617cm"/>
    </style:style>
    <style:style style:name="gr25" style:family="graphic" style:parent-style-name="standard">
      <style:graphic-properties svg:stroke-color="#000000" draw:marker-end="Extrems_20_de_20_fletxa_20_4" draw:marker-end-width="0.3cm" draw:textarea-horizontal-align="center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6cm" fo:min-width="2.269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38cm" fo:min-width="0.077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5cm" fo:min-width="2.243cm"/>
    </style:style>
    <style:style style:name="gr29" style:family="graphic" style:parent-style-name="standard">
      <style:graphic-properties svg:stroke-color="#000000" draw:fill="none" draw:textarea-vertical-align="middle" draw:auto-grow-height="false" fo:min-height="0.749cm" fo:min-width="0.499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cm" fo:min-width="2.972cm"/>
    </style:style>
    <style:style style:name="gr31" style:family="graphic" style:parent-style-name="standard">
      <style:graphic-properties draw:stroke="none" draw:stroke-dash="Dash_20_3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gradient" draw:fill-color="#b3b300" draw:secondary-fill-color="#99ccff" draw:fill-gradient-name="Gradient_20_10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32" style:family="graphic" style:parent-style-name="standard">
      <style:graphic-properties draw:stroke="none" draw:stroke-dash="Dash_20_3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gradient" draw:fill-color="#b3b300" draw:secondary-fill-color="#99ccff" draw:fill-gradient-name="Gradient_20_10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 dr3d:edge-rounding="10%" dr3d:back-scale="100%" dr3d:depth="0.169cm" dr3d:backface-culling="enabled" dr3d:close-front="true" dr3d:close-back="true" dr3d:normals-kind="flat" dr3d:normals-direction="inverse" dr3d:texture-generation-mode-x="object" dr3d:texture-generation-mode-y="object" dr3d:texture-mode="blend" dr3d:texture-filter="enabled" dr3d:diffuse-color="#00b8ff" dr3d:emissive-color="#000000" dr3d:specular-color="#ffffff" dr3d:shininess="15%" dr3d:shadow="hidden"/>
    </style:style>
    <style:style style:name="gr33" style:family="graphic" style:parent-style-name="standard">
      <style:graphic-properties draw:stroke="none" draw:stroke-dash="Dash_20_3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gradient" draw:fill-color="#b3b300" draw:secondary-fill-color="#99ccff" draw:fill-gradient-name="Gradient_20_10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 dr3d:edge-rounding="10%" dr3d:back-scale="100%" dr3d:depth="0.19cm" dr3d:backface-culling="enabled" dr3d:close-front="true" dr3d:close-back="true" dr3d:normals-kind="flat" dr3d:normals-direction="inverse" dr3d:texture-generation-mode-x="object" dr3d:texture-generation-mode-y="object" dr3d:texture-mode="blend" dr3d:texture-filter="enabled" dr3d:diffuse-color="#00b8ff" dr3d:emissive-color="#000000" dr3d:specular-color="#ffffff" dr3d:shininess="15%" dr3d:shadow="hidden"/>
    </style:style>
    <style:style style:name="gr34" style:family="graphic" style:parent-style-name="standard">
      <style:graphic-properties draw:stroke="none" draw:stroke-dash="Dash_20_3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gradient" draw:fill-color="#b80047" draw:secondary-fill-color="#99ccff" draw:fill-gradient-name="Gradient_20_8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35" style:family="graphic" style:parent-style-name="standard">
      <style:graphic-properties draw:stroke="none" draw:stroke-dash="Dash_20_3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gradient" draw:fill-color="#b80047" draw:secondary-fill-color="#99ccff" draw:fill-gradient-name="Gradient_20_8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 dr3d:edge-rounding="10%" dr3d:back-scale="100%" dr3d:depth="0.192cm" dr3d:backface-culling="enabled" dr3d:close-front="true" dr3d:close-back="true" dr3d:normals-kind="object" dr3d:normals-direction="inverse" dr3d:texture-generation-mode-x="object" dr3d:texture-generation-mode-y="object" dr3d:texture-mode="blend" dr3d:texture-filter="enabled" dr3d:diffuse-color="#00b8ff" dr3d:emissive-color="#000000" dr3d:specular-color="#ffffff" dr3d:shininess="15%" dr3d:shadow="hidden"/>
    </style:style>
    <style:style style:name="gr36" style:family="graphic" style:parent-style-name="standard">
      <style:graphic-properties draw:stroke="none" draw:stroke-dash="Dash_20_3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gradient" draw:fill-color="#b80047" draw:secondary-fill-color="#99ccff" draw:fill-gradient-name="Gradient_20_8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 dr3d:edge-rounding="10%" dr3d:back-scale="100%" dr3d:depth="0.204cm" dr3d:backface-culling="enabled" dr3d:close-front="true" dr3d:close-back="true" dr3d:normals-kind="object" dr3d:normals-direction="inverse" dr3d:texture-generation-mode-x="object" dr3d:texture-generation-mode-y="object" dr3d:texture-mode="blend" dr3d:texture-filter="enabled" dr3d:diffuse-color="#00b8ff" dr3d:emissive-color="#000000" dr3d:specular-color="#ffffff" dr3d:shininess="15%" dr3d:shadow="hidden"/>
    </style:style>
    <style:style style:name="gr37" style:family="graphic" style:parent-style-name="standard">
      <style:graphic-properties draw:stroke="none" draw:stroke-dash="Dash_20_3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gradient" draw:fill-color="#b80047" draw:secondary-fill-color="#99ccff" draw:fill-gradient-name="Gradient_20_8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 dr3d:edge-rounding="10%" dr3d:back-scale="100%" dr3d:depth="0.216cm" dr3d:backface-culling="enabled" dr3d:close-front="true" dr3d:close-back="true" dr3d:normals-kind="object" dr3d:normals-direction="inverse" dr3d:texture-generation-mode-x="object" dr3d:texture-generation-mode-y="object" dr3d:texture-mode="blend" dr3d:texture-filter="enabled" dr3d:diffuse-color="#00b8ff" dr3d:emissive-color="#000000" dr3d:specular-color="#ffffff" dr3d:shininess="15%" dr3d:shadow="hidden"/>
    </style:style>
    <style:style style:name="gr38" style:family="graphic" style:parent-style-name="standard">
      <style:graphic-properties draw:stroke="none" draw:stroke-dash="Dash_20_3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gradient" draw:fill-color="#b80047" draw:secondary-fill-color="#99ccff" draw:fill-gradient-name="Gradient_20_8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 dr3d:edge-rounding="10%" dr3d:back-scale="100%" dr3d:depth="0.228cm" dr3d:backface-culling="enabled" dr3d:close-front="true" dr3d:close-back="true" dr3d:normals-kind="object" dr3d:normals-direction="inverse" dr3d:texture-generation-mode-x="object" dr3d:texture-generation-mode-y="object" dr3d:texture-mode="blend" dr3d:texture-filter="enabled" dr3d:diffuse-color="#00b8ff" dr3d:emissive-color="#000000" dr3d:specular-color="#ffffff" dr3d:shininess="15%" dr3d:shadow="hidden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2cm" fo:min-width="1.645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2cm" fo:min-width="4.41cm"/>
    </style:style>
    <style:style style:name="gr41" style:family="graphic" style:parent-style-name="standard">
      <style:graphic-properties draw:stroke="none" draw:stroke-dash="Dash_20_3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gradient" draw:fill-color="#b3b300" draw:secondary-fill-color="#99ccff" draw:fill-gradient-name="Gradient_20_10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 dr3d:edge-rounding="10%" dr3d:back-scale="100%" dr3d:depth="0.169cm" dr3d:backface-culling="enabled" dr3d:close-front="true" dr3d:close-back="true" dr3d:normals-kind="object" dr3d:normals-direction="inverse" dr3d:texture-generation-mode-x="object" dr3d:texture-generation-mode-y="object" dr3d:texture-mode="blend" dr3d:texture-filter="enabled" dr3d:diffuse-color="#00b8ff" dr3d:emissive-color="#000000" dr3d:specular-color="#ffffff" dr3d:shininess="15%" dr3d:shadow="hidden"/>
    </style:style>
    <style:style style:name="gr42" style:family="graphic" style:parent-style-name="standard">
      <style:graphic-properties draw:stroke="none" draw:stroke-dash="Dash_20_3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gradient" draw:fill-color="#b3b300" draw:secondary-fill-color="#99ccff" draw:fill-gradient-name="Gradient_20_10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 dr3d:edge-rounding="10%" dr3d:back-scale="100%" dr3d:depth="0.191cm" dr3d:backface-culling="enabled" dr3d:close-front="true" dr3d:close-back="true" dr3d:normals-kind="object" dr3d:normals-direction="inverse" dr3d:texture-generation-mode-x="object" dr3d:texture-generation-mode-y="object" dr3d:texture-mode="blend" dr3d:texture-filter="enabled" dr3d:diffuse-color="#00b8ff" dr3d:emissive-color="#000000" dr3d:specular-color="#ffffff" dr3d:shininess="15%" dr3d:shadow="hidden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8cm" fo:min-width="3.166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95cm" fo:min-width="2.866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4cm" fo:min-width="2.3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fo:font-weight="bold" style:font-size-asian="14pt" style:font-size-complex="14pt"/>
    </style:style>
    <style:style style:name="P3" style:family="paragraph">
      <style:paragraph-properties fo:margin-left="0cm" fo:margin-right="0cm" fo:text-indent="0cm"/>
      <style:text-properties fo:font-size="8pt"/>
    </style:style>
    <style:style style:name="P4" style:family="paragraph">
      <style:text-properties fo:font-size="10pt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text-indent="0cm"/>
      <style:text-properties fo:color="#ffffff"/>
    </style:style>
    <style:style style:name="P7" style:family="paragraph">
      <style:paragraph-properties fo:margin-left="0cm" fo:margin-right="0cm" fo:text-indent="0cm"/>
      <style:text-properties fo:color="#ffffff" fo:font-size="8pt" style:font-size-asian="8pt" style:font-size-complex="8pt"/>
    </style:style>
    <style:style style:name="P8" style:family="paragraph">
      <style:paragraph-properties fo:margin-left="0cm" fo:margin-right="0cm" fo:text-indent="0cm"/>
      <style:text-properties fo:color="#ffffff" fo:font-family="Verdana" style:font-family-generic="swiss" style:font-pitch="variable" fo:font-size="7pt" style:font-size-asian="7pt" style:font-size-complex="7pt"/>
    </style:style>
    <style:style style:name="P9" style:family="paragraph">
      <style:paragraph-properties fo:margin-left="0cm" fo:margin-right="0cm" fo:text-indent="0cm"/>
      <style:text-properties fo:color="#ffffff" fo:font-size="6pt" style:font-size-asian="6pt" style:font-size-complex="6pt"/>
    </style:style>
    <style:style style:name="P10" style:family="paragraph">
      <style:paragraph-properties fo:margin-left="0cm" fo:margin-right="0cm" fo:text-indent="0cm"/>
      <style:text-properties fo:color="#ffffff" fo:font-family="Verdana" style:font-family-generic="swiss" style:font-pitch="variable" fo:font-size="6pt" style:font-size-asian="6pt" style:font-size-complex="6pt"/>
    </style:style>
    <style:style style:name="P11" style:family="paragraph">
      <style:paragraph-properties fo:margin-left="0cm" fo:margin-right="0cm" fo:text-align="center" fo:text-indent="0cm"/>
      <style:text-properties fo:color="#ffffff"/>
    </style:style>
    <style:style style:name="P12" style:family="paragraph">
      <style:paragraph-properties fo:margin-left="0cm" fo:margin-right="0cm" fo:text-align="center" fo:text-indent="0cm"/>
      <style:text-properties fo:color="#ffffff" fo:font-size="7pt" style:font-size-asian="7pt" style:font-size-complex="7pt"/>
    </style:style>
    <style:style style:name="P13" style:family="paragraph">
      <style:paragraph-properties fo:margin-left="0cm" fo:margin-right="0cm" fo:text-indent="0cm"/>
      <style:text-properties fo:font-size="7pt" style:font-size-asian="7pt" style:font-size-complex="7pt"/>
    </style:style>
    <style:style style:name="P14" style:family="paragraph">
      <style:paragraph-properties fo:margin-left="0cm" fo:margin-right="0cm" fo:text-indent="0cm"/>
      <style:text-properties fo:font-size="10pt"/>
    </style:style>
    <style:style style:name="P15" style:family="paragraph">
      <style:paragraph-properties fo:margin-left="0cm" fo:margin-right="0cm" fo:text-indent="0cm"/>
      <style:text-properties fo:color="#ffffff" fo:font-family="Verdana" style:font-family-generic="swiss" style:font-pitch="variable"/>
    </style:style>
    <style:style style:name="P16" style:family="paragraph">
      <style:paragraph-properties fo:margin-left="0cm" fo:margin-right="0cm" fo:text-indent="0cm"/>
      <style:text-properties fo:color="#ffffff" fo:font-family="Verdana" style:font-family-generic="swiss" style:font-pitch="variable" fo:font-size="8pt" style:font-size-asian="8pt" style:font-size-complex="8pt"/>
    </style:style>
    <style:style style:name="P17" style:family="paragraph">
      <style:paragraph-properties fo:margin-left="0cm" fo:margin-right="0cm" fo:text-indent="0cm"/>
      <style:text-properties fo:text-shadow="1pt 1pt" fo:font-weight="bold" style:font-weight-asian="bold" style:font-weight-complex="bold"/>
    </style:style>
    <style:style style:name="P18" style:family="paragraph">
      <style:paragraph-properties fo:margin-left="0cm" fo:margin-right="0cm" fo:text-indent="0cm"/>
      <style:text-properties fo:color="#808080" fo:font-family="Verdana" style:font-family-generic="swiss" style:font-pitch="variable" fo:font-size="10pt" fo:text-shadow="1pt 1pt" fo:font-weight="bold" style:font-size-asian="10pt" style:font-weight-asian="bold" style:font-size-complex="10pt" style:font-weight-complex="bold"/>
    </style:style>
    <style:style style:name="P19" style:family="paragraph">
      <style:paragraph-properties fo:margin-left="0cm" fo:margin-right="0cm" fo:text-indent="0cm"/>
      <style:text-properties fo:color="#ffffff" fo:font-family="Verdana" style:font-family-generic="swiss" style:font-pitch="variable" fo:font-size="8pt" style:font-size-asian="8pt" style:font-size-complex="8pt"/>
    </style:style>
    <style:style style:name="T1" style:family="text">
      <style:text-properties fo:font-size="14pt" fo:font-weight="bold" style:font-size-asian="14pt" style:font-size-complex="14pt"/>
    </style:style>
    <style:style style:name="T2" style:family="text">
      <style:text-properties fo:font-size="8pt"/>
    </style:style>
    <style:style style:name="T3" style:family="text">
      <style:text-properties fo:color="#ff0000" fo:font-size="10pt" fo:font-weight="bold"/>
    </style:style>
    <style:style style:name="T4" style:family="text">
      <style:text-properties fo:font-size="10pt"/>
    </style:style>
    <style:style style:name="T5" style:family="text">
      <style:text-properties fo:color="#ffffff" fo:font-size="8pt" style:font-size-asian="8pt" style:font-size-complex="8pt"/>
    </style:style>
    <style:style style:name="T6" style:family="text">
      <style:text-properties fo:color="#ffffff" fo:font-family="Verdana" style:font-family-generic="swiss" style:font-pitch="variable" fo:font-size="7pt" style:font-size-asian="7pt" style:font-size-complex="7pt"/>
    </style:style>
    <style:style style:name="T7" style:family="text">
      <style:text-properties fo:color="#ffffff" fo:font-family="Verdana" style:font-family-generic="swiss" style:font-pitch="variable" fo:font-size="6pt" fo:font-weight="normal" style:font-size-asian="6pt" style:font-weight-asian="normal" style:font-size-complex="6pt" style:font-weight-complex="normal"/>
    </style:style>
    <style:style style:name="T8" style:family="text">
      <style:text-properties fo:color="#ffffff" fo:font-family="Verdana" style:font-family-generic="swiss" style:font-pitch="variable" fo:font-size="6pt" style:font-size-asian="6pt" style:font-size-complex="6pt"/>
    </style:style>
    <style:style style:name="T9" style:family="text">
      <style:text-properties fo:color="#ffffff" fo:font-size="7pt" style:font-size-asian="7pt" style:font-size-complex="7pt"/>
    </style:style>
    <style:style style:name="T10" style:family="text">
      <style:text-properties fo:color="#ffffff" fo:font-family="Verdana" style:font-family-generic="swiss" style:font-pitch="variable" fo:font-size="7pt" style:font-size-asian="7pt" style:font-size-complex="7pt"/>
    </style:style>
    <style:style style:name="T11" style:family="text">
      <style:text-properties fo:color="#808080" fo:font-size="10pt"/>
    </style:style>
    <style:style style:name="T12" style:family="text">
      <style:text-properties fo:color="#ffffff" fo:font-family="Verdana" style:font-family-generic="swiss" style:font-pitch="variable" fo:font-size="8pt" style:font-size-asian="8pt" style:font-size-complex="8pt"/>
    </style:style>
    <style:style style:name="T13" style:family="text">
      <style:text-properties fo:color="#808080" fo:font-family="Verdana" style:font-family-generic="swiss" style:font-pitch="variable" fo:font-size="10pt" fo:text-shadow="1pt 1pt" fo:font-weight="bold" style:font-size-asian="10pt" style:font-weight-asian="bold" style:font-size-complex="10pt" style:font-weight-complex="bold"/>
    </style:style>
    <style:style style:name="T14" style:family="text">
      <style:text-properties fo:color="#ffffff" fo:font-family="Verdana" style:font-family-generic="swiss" style:font-pitch="variable"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er_20_defecte">
        <office:forms form:automatic-focus="false" form:apply-design-mode="false"/>
        <draw:frame draw:style-name="gr1" draw:layer="layout" svg:width="4.193cm" svg:height="1.725cm" svg:x="0.807cm" svg:y="14.775cm">
          <draw:text-box>
            <text:p text:style-name="P1">jbossdb</text:p>
            <text:p text:style-name="P1">(BBDD JMS)</text:p>
          </draw:text-box>
        </draw:frame>
        <draw:frame draw:style-name="gr1" draw:layer="layout" svg:width="5.946cm" svg:height="2.462cm" svg:x="0.5cm" svg:y="11.838cm">
          <draw:text-box>
            <text:p text:style-name="P1">jbpmdb</text:p>
            <text:p text:style-name="P1">(BBDD JBPM)</text:p>
            <text:p text:style-name="P1">processdefinition</text:p>
          </draw:text-box>
        </draw:frame>
        <draw:frame draw:style-name="gr2" draw:layer="layout" svg:width="0.502cm" svg:height="1.237cm" svg:x="9.5cm" svg:y="25.5cm">
          <draw:text-box>
            <text:p/>
          </draw:text-box>
        </draw:frame>
        <draw:frame draw:style-name="gr3" draw:text-style-name="P2" draw:layer="layout" svg:width="8.883cm" svg:height="0.831cm" draw:transform="rotate (1.5707963267949) translate (12.369cm 10.383cm)">
          <draw:text-box>
            <text:p text:style-name="P1"><text:span text:style-name="T1">JBPM (jbpm-enterprise.ear)</text:span></text:p>
          </draw:text-box>
        </draw:frame>
        <draw:frame draw:style-name="gr4" draw:text-style-name="P3" draw:layer="layout" svg:width="8.156cm" svg:height="2.561cm" svg:x="7.644cm" svg:y="12cm">
          <draw:text-box>
            <text:p text:style-name="P1"><text:span text:style-name="T2">NOTA :</text:span></text:p>
            <text:p text:style-name="P1"><text:span text:style-name="T2">el JbossPortal inclou un Workflow (JBPM).</text:span></text:p>
            <text:p text:style-name="P1"><text:span text:style-name="T2">Inclou un fitxer jbpm.jar incompatible amb </text:span></text:p>
            <text:p text:style-name="P1"><text:span text:style-name="T2">jbpm-jpdl.jar (del JBPM).</text:span></text:p>
            <text:p text:style-name="P1"><text:span text:style-name="T2">Això implica que els fitxers jar els hem de posar </text:span></text:p>
            <text:p text:style-name="P1"><text:span text:style-name="T2">a nivell d'aplicació (JBPM i JbossPortal respectivament</text:span></text:p>
            <text:p text:style-name="P1"><text:span text:style-name="T2">i no a nivel de Contenidor JBOSS</text:span></text:p>
          </draw:text-box>
        </draw:frame>
        <draw:frame draw:style-name="gr1" draw:text-style-name="P4" draw:layer="layout" svg:width="16.432cm" svg:height="1.484cm" svg:x="0.5cm" svg:y="0.127cm">
          <draw:text-box>
            <text:p text:style-name="P1"><text:span text:style-name="T3">URLS INTERESSANTS :</text:span></text:p>
            <text:p text:style-name="P1"><text:span text:style-name="T4"><text:a xlink:href="http://salaboy.wordpress.com/2008/08/20/estructura-de-jbpm-suite/">http://salaboy.wordpress.com/2008/08/20/estructura-de-jbpm-suite/</text:a></text:span></text:p>
            <text:p text:style-name="P1"><text:span text:style-name="T4">http://salaboy.wordpress.com/2008/08/26/jugando-con-jbpm-9-cambiando-de-datasource/</text:span></text:p>
          </draw:text-box>
        </draw:frame>
        <dr3d:scene draw:style-name="gr5" svg:width="12cm" svg:height="9.51cm" svg:x="0.6cm" svg:y="1.99cm" dr3d:transform="matrix (1 0 0 0 0.939692620785931 0.342020143325607 0 -0.342020143325607 0.939692620785931 0cm 0cm 0cm)" dr3d:vrp="(0 0 16885.7142857143)" dr3d:vpn="(0 0 14285.7142857143)" dr3d:projection="parallel" dr3d:distance="2.6cm" dr3d:focal-length="10cm" dr3d:shadow-slant="30" dr3d:shade-mode="gouraud" dr3d:ambient-color="#666666" dr3d:lighting-mode="true">
          <dr3d:light dr3d:diffuse-color="#cccccc" dr3d:direction="(0.57735026918963 0.57735026918963 0.57735026918963)" dr3d:enabled="true" dr3d:specular="true"/>
          <dr3d:light dr3d:diffuse-color="#000000" dr3d:direction="(0 0 1)" dr3d:enabled="tru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6" draw:layer="layout"/>
        </dr3d:scene>
        <dr3d:scene draw:style-name="gr7" svg:width="1.275cm" svg:height="1.135cm" svg:x="5.051cm" svg:y="4.242cm" dr3d:transform="matrix (1 0 0 0 0.939692620785931 0.342020143325607 0 -0.342020143325607 0.939692620785931 -5.688cm 4.56370008432601cm 1.52483623393557cm)" dr3d:vrp="(0 0 3905.71428571429)" dr3d:vpn="(0 0 3645.71428571429)" dr3d:projection="parallel" dr3d:distance="0.2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8" draw:layer="layout" svg:viewBox="5050 -5377 1276 1134" svg:d="m5050-5377v851l283 283h993v-850l-284-284zm0 1134zm1276-1134z"/>
          <dr3d:extrude draw:style-name="gr9" draw:layer="layout" svg:viewBox="5050 -5377 1276 1134" svg:d="m5050-4526 283 283h993l-284-283zm0 283zm1276-1134z"/>
          <dr3d:extrude draw:style-name="gr9" draw:layer="layout" svg:viewBox="5050 -5377 1276 1134" svg:d="m6042-5377v851l284 283v-850zm-992 1134zm1276-1134z"/>
        </dr3d:scene>
        <dr3d:scene draw:style-name="gr10" svg:width="2.71cm" svg:height="1.078cm" svg:x="7.5cm" svg:y="6cm" dr3d:transform="matrix (1 0 0 0 0.939692620785931 0.342020143325607 0 -0.342020143325607 0.939692620785931 0cm 6.15216758828549cm 2.23920587835275cm)" dr3d:vrp="(0 0 10455.7142857143)" dr3d:vpn="(0 0 7745.71428571429)" dr3d:projection="perspective" dr3d:distance="2.71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11" draw:layer="layout" svg:viewBox="-1 -7086 1356 1078" svg:d="m-1-7086v809l269 269h1087v-808l-270-270zm0 1078zm1356-1078z"/>
          <dr3d:rotate draw:style-name="gr12" draw:layer="layout" svg:viewBox="-1 -7086 1356 1078" svg:d="m-1-6277 269 269h1087l-270-269zm0 269zm1356-1078z"/>
          <dr3d:rotate draw:style-name="gr13" draw:layer="layout" svg:viewBox="-1 -7086 1356 1078" svg:d="m1085-7086v809l270 269v-808zm-1086 1078zm1356-1078z"/>
        </dr3d:scene>
        <draw:connector draw:style-name="gr14" draw:text-style-name="P5" draw:layer="layout" draw:type="curve" svg:x1="5.166cm" svg:y1="8.871cm" svg:x2="5.942cm" svg:y2="10.265cm" svg:d="m5166 8871c0 1045 776 349 776 1394">
          <text:p/>
        </draw:connector>
        <draw:frame draw:style-name="gr15" draw:text-style-name="P7" draw:layer="layout" svg:width="1.164cm" svg:height="0.652cm" svg:x="8.341cm" svg:y="6.391cm">
          <draw:text-box>
            <text:p text:style-name="P6"><text:span text:style-name="T5">JMS</text:span></text:p>
          </draw:text-box>
        </draw:frame>
        <draw:frame draw:style-name="gr16" draw:text-style-name="P8" draw:layer="layout" svg:width="3.866cm" svg:height="0.62cm" svg:x="7.538cm" svg:y="7.192cm">
          <draw:text-box>
            <text:p text:style-name="P6"><text:span text:style-name="T6">mysql-jdbc2-service.xml</text:span></text:p>
          </draw:text-box>
        </draw:frame>
        <draw:frame draw:style-name="gr17" draw:text-style-name="P8" draw:layer="layout" svg:width="2.807cm" svg:height="0.62cm" svg:x="4.414cm" svg:y="8.939cm">
          <draw:text-box>
            <text:p text:style-name="P6"><text:span text:style-name="T6">mysqlJMS-ds.xml</text:span></text:p>
          </draw:text-box>
        </draw:frame>
        <draw:connector draw:style-name="gr18" draw:text-style-name="P5" draw:layer="layout" draw:type="curve" svg:x1="8.063cm" svg:y1="6.547cm" svg:x2="5.69cm" svg:y2="8.486cm" svg:d="m8063 6547c-1779 0-593 1939-2373 1939">
          <text:p/>
        </draw:connector>
        <draw:frame draw:style-name="gr19" draw:text-style-name="P7" xml:id="id1" draw:id="id1" draw:layer="layout" svg:width="1.373cm" svg:height="0.652cm" svg:x="4.894cm" svg:y="4.565cm">
          <draw:text-box>
            <text:p text:style-name="P6"><text:span text:style-name="T5">JBPM</text:span></text:p>
          </draw:text-box>
        </draw:frame>
        <draw:connector draw:style-name="gr18" draw:text-style-name="P5" draw:layer="layout" draw:type="curve" svg:x1="6.043cm" svg:y1="4.952cm" svg:x2="8.74cm" svg:y2="6.009cm" svg:d="m6043 4952c2023 0 675 1057 2697 1057">
          <text:p/>
        </draw:connector>
        <draw:connector draw:style-name="gr14" draw:text-style-name="P5" draw:layer="layout" draw:type="curve" svg:x1="5.688cm" svg:y1="5.377cm" svg:x2="5.239cm" svg:y2="6.542cm" svg:d="m5688 5377c0 874-449 292-449 1165">
          <text:p/>
        </draw:connector>
        <draw:connector draw:style-name="gr14" draw:text-style-name="P5" draw:layer="layout" draw:type="curve" svg:x1="5.166cm" svg:y1="8.871cm" svg:x2="3.828cm" svg:y2="10.265cm" svg:d="m5166 8871c0 1045-1338 349-1338 1394">
          <text:p/>
        </draw:connector>
        <draw:custom-shape draw:style-name="gr20" draw:text-style-name="P5" draw:layer="layout" svg:width="0.245cm" svg:height="1.74cm" svg:x="4.403cm" svg:y="7.52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1" draw:text-style-name="P10" draw:layer="layout" svg:width="6.235cm" svg:height="2.983cm" svg:x="7.765cm" svg:y="7.746cm">
          <draw:text-box>
            <text:p text:style-name="P9"><text:span text:style-name="T7">deploy/jms/jbossmq-destinations-service.xml</text:span></text:p>
            <text:p text:style-name="P9"><text:span text:style-name="T8">queue/A</text:span></text:p>
            <text:p text:style-name="P9"><text:span text:style-name="T8">queue/B</text:span></text:p>
            <text:p text:style-name="P9"><text:span text:style-name="T7">queue/JbpmCommandQueue</text:span></text:p>
            <text:p text:style-name="P9"><text:span text:style-name="T8">....</text:span></text:p>
            <text:p text:style-name="P9"><text:span text:style-name="T8">topic/testTopic</text:span></text:p>
            <text:p text:style-name="P9"><text:span text:style-name="T8">topic/securedTopic</text:span></text:p>
            <text:p text:style-name="P9"><text:span text:style-name="T8">....</text:span></text:p>
          </draw:text-box>
        </draw:frame>
        <dr3d:scene draw:style-name="gr22" svg:width="0.687cm" svg:height="0.478cm" svg:x="7.93cm" svg:y="2.868cm" dr3d:transform="matrix (1 0 0 0 0.939692620785931 0.342020143325607 0 -0.342020143325607 0.939692620785931 -8.273cm 2.94403622912507cm 0.997049111929308cm)" dr3d:vrp="(0 0 2105.71428571429)" dr3d:vpn="(0 0 1965.71428571429)" dr3d:projection="perspective" dr3d:distance="0.14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23" draw:layer="layout" svg:viewBox="7929 -3347 688 479" svg:d="m8272-2868 36-1 35-4 33-5 32-8 30-10 29-12 26-14 24-15 22-17 20-18 16-20 15-21 11-22 8-23 5-24 2-25-2-25-5-24-8-23-11-22-15-21-16-20-20-18-22-17-24-15-26-14-29-12-30-10-32-8-33-5-35-4-36-1-36 1-35 4-33 5-32 8-30 10-28 12-26 14-25 15-21 17-20 18-17 20-14 21-11 22-8 23-5 24-2 25 2 25 5 24 8 23 11 22 14 21 17 20 20 18 21 17 25 15 26 14 28 12 30 10 32 8 33 5 35 4zm-343 0zm688-479z"/>
        </dr3d:scene>
        <draw:frame draw:style-name="gr24" draw:text-style-name="P8" draw:layer="layout" svg:width="2.153cm" svg:height="0.619cm" svg:x="8.272cm" svg:y="3.122cm">
          <draw:text-box>
            <text:p text:style-name="P6"><text:span text:style-name="T6">clientes JBPM</text:span></text:p>
          </draw:text-box>
        </draw:frame>
        <dr3d:scene draw:style-name="gr22" svg:width="0.686cm" svg:height="0.479cm" svg:x="7.584cm" svg:y="3.092cm" dr3d:transform="matrix (1 0 0 0 0.939692620785931 0.342020143325607 0 -0.342020143325607 0.939692620785931 -7.9275cm 3.15405752987073cm 1.07349061396258cm)" dr3d:vrp="(0 0 2102.85714285714)" dr3d:vpn="(0 0 1962.85714285714)" dr3d:projection="perspective" dr3d:distance="0.14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23" draw:layer="layout" svg:viewBox="7584 -3571 687 480" svg:d="m7926-3091 36-1 34-4 34-5 31-8 31-10 28-12 26-13 24-16 22-16 20-19 17-19 14-21 11-22 8-24 5-24 2-25-2-25-5-24-8-24-11-22-14-21-17-20-20-18-22-17-24-15-26-14-28-12-31-10-31-8-34-5-34-4-36-1-36 1-34 4-34 5-31 8-30 10-28 12-27 14-24 15-22 17-19 18-17 20-14 21-11 22-8 24-5 24-2 25 2 25 5 24 8 24 11 22 14 21 17 19 19 19 22 16 24 16 27 13 28 12 30 10 31 8 34 5 34 4zm-342 0zm687-480z"/>
        </dr3d:scene>
        <draw:connector draw:style-name="gr25" draw:text-style-name="P12" draw:layer="layout" draw:type="curve" svg:x1="7.584cm" svg:y1="3.331cm" svg:x2="6.267cm" svg:y2="4.891cm" draw:end-shape="id1" svg:d="m7584 3331c-612 0 46 1560-1317 1560">
          <text:p text:style-name="P11"><text:span text:style-name="T9">instance.signal</text:span></text:p>
        </draw:connector>
        <draw:frame draw:style-name="gr26" draw:text-style-name="P13" draw:layer="layout" svg:width="2.769cm" svg:height="0.966cm" svg:x="8.488cm" svg:y="3.907cm">
          <draw:text-box>
            <text:p text:style-name="P1"><text:span text:style-name="T6">jbpm-jpdl.jar</text:span></text:p>
            <text:p text:style-name="P1"><text:span text:style-name="T6">jbpm-identity.ja</text:span><text:span text:style-name="T9">r</text:span></text:p>
          </draw:text-box>
        </draw:frame>
        <draw:frame draw:style-name="gr27" draw:layer="layout" svg:width="0.577cm" svg:height="1.388cm" svg:x="9.368cm" svg:y="5.117cm">
          <draw:text-box>
            <text:p/>
          </draw:text-box>
        </draw:frame>
        <draw:frame draw:style-name="gr28" draw:text-style-name="P3" draw:layer="layout" svg:width="2.743cm" svg:height="0.975cm" svg:x="4.954cm" svg:y="5.579cm">
          <draw:text-box>
            <text:p text:style-name="P1"><text:span text:style-name="T10">hibernate.cfg.xml</text:span></text:p>
            <text:p text:style-name="P1"><text:span text:style-name="T2"/></text:p>
          </draw:text-box>
        </draw:frame>
        <draw:custom-shape draw:style-name="gr29" draw:text-style-name="P5" draw:layer="layout" svg:width="0.491cm" svg:height="0.653cm" svg:x="4.218cm" svg:y="3.83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0" draw:text-style-name="P14" draw:layer="layout" svg:width="3.472cm" svg:height="1.08cm" svg:x="8.066cm" svg:y="5.117cm">
          <draw:text-box>
            <text:p text:style-name="P1"><text:span text:style-name="T6">XAConnectionFactory</text:span></text:p>
            <text:p text:style-name="P1"><text:span text:style-name="T11">......</text:span></text:p>
          </draw:text-box>
        </draw:frame>
        <dr3d:scene draw:style-name="gr31" svg:width="0.85cm" svg:height="0.936cm" svg:x="5.517cm" svg:y="10.264cm" dr3d:transform="matrix (1 0 0 0 0.939692620785931 0.342020143325607 0 -0.342020143325607 0.939692620785931 -5.9425cm 10.1172731198905cm 3.58128937919575cm)" dr3d:vrp="(0 0 2621.42857142857)" dr3d:vpn="(0 0 2431.42857142857)" dr3d:projection="perspective" dr3d:distance="0.19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32" draw:layer="layout" svg:viewBox="5517 -11200 851 936" svg:d="m5942-10264-85-2-79-7-72-11-63-15-28-8-25-9-21-10-18-10-15-10-5-6-5-6-4-5-3-6-1-6-1-6v-702l1-6 1-6 3-5 4-6 5-6 5-5 15-11 18-10 21-10 25-9 28-8 63-15 72-11 79-7 85-2 85 2 79 7 73 11 63 15 28 8 24 9 22 10 18 10 15 11 5 5 5 6 4 6 3 5 1 6 1 6v702l-1 6-1 6-3 6-4 5-5 6-5 6-15 10-18 10-22 10-24 9-28 8-63 15-73 11-79 7zm-425 0zm851-936z"/>
          <dr3d:extrude draw:style-name="gr33" draw:layer="layout" svg:viewBox="5517 -11200 851 936" svg:d="m5942-10264-85-2-79-7-72-11-63-15-28-8-25-9-21-10-18-10-15-10-5-6-5-6-4-5-3-6-1-6-1-6 1-6 1-6 3-5 4-6 5-6 5-5 15-11 18-10 21-10 25-9 28-8 63-15 72-11 79-7 85-2 85 2 79 7 73 11 63 15 28 8 24 9 22 10 18 10 15 11 5 5 5 6 4 6 3 5 1 6 1 6-1 6-1 6-3 6-4 5-5 6-5 6-15 10-18 10-22 10-24 9-28 8-63 15-73 11-79 7zm-425 0zm851-936z"/>
        </dr3d:scene>
        <dr3d:scene draw:style-name="gr34" svg:width="0.954cm" svg:height="1.075cm" svg:x="4.689cm" svg:y="7.797cm" dr3d:transform="matrix (1 0 0 0 0.939692620785931 0.342020143325607 0 -0.342020143325607 0.939692620785931 -5.1665cm 7.87038859796907cm 2.74327091570601cm)" dr3d:vrp="(0 0 2953.71428571429)" dr3d:vpn="(0 0 2725.71428571429)" dr3d:projection="perspective" dr3d:distance="0.228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35" draw:layer="layout" svg:viewBox="4689 -8742 770 945" svg:d="m4689-7797h770v-826l-97-118h-673zm0 0zm770-945z"/>
          <dr3d:extrude draw:style-name="gr36" draw:layer="layout" svg:viewBox="4689 -8742 770 945" svg:d="m5362-8741 25 118 8-5 3-2 3-1 3-1 3-1h3l4 1 45 9zm-673 944zm770-945z"/>
          <dr3d:extrude draw:style-name="gr37" draw:layer="layout" svg:viewBox="4837 -8871 807 912" svg:d="m4837-7959h807v-798l-101-114h-706zm0 0zm807-912z"/>
          <dr3d:extrude draw:style-name="gr38" draw:layer="layout" svg:viewBox="4837 -8871 807 912" svg:d="m5543-8871 26 114 8-5 4-2 3-1h3l3-1h3 4l47 9zm-706 912zm807-912z"/>
        </dr3d:scene>
        <draw:frame draw:style-name="gr39" draw:text-style-name="P16" draw:layer="layout" svg:width="2.145cm" svg:height="0.652cm" svg:x="4.714cm" svg:y="6.435cm">
          <draw:text-box>
            <text:p text:style-name="P15"><text:span text:style-name="T12">hibernate</text:span></text:p>
          </draw:text-box>
        </draw:frame>
        <draw:connector draw:style-name="gr14" draw:text-style-name="P5" draw:layer="layout" draw:type="curve" svg:x1="5.239cm" svg:y1="6.542cm" svg:x2="5.166cm" svg:y2="7.797cm" svg:d="m5239 6542c0 942-73 315-73 1255">
          <text:p/>
        </draw:connector>
        <draw:frame draw:style-name="gr40" draw:text-style-name="P18" draw:layer="layout" svg:width="4.91cm" svg:height="0.912cm" svg:x="7.584cm" svg:y="2cm">
          <draw:text-box>
            <text:p text:style-name="P17"><text:span text:style-name="T13">Servidor Aplicaciones</text:span></text:p>
          </draw:text-box>
        </draw:frame>
        <dr3d:scene draw:style-name="gr31" svg:width="0.851cm" svg:height="0.942cm" svg:x="3.405cm" svg:y="10.258cm" dr3d:transform="matrix (1 0 0 0 0.939692620785931 0.342020143325607 0 -0.342020143325607 0.939692620785931 -3.8305cm 10.1150948984102cm 3.57996448252704cm)" dr3d:vrp="(0 0 2622.42857142857)" dr3d:vpn="(0 0 2431.42857142857)" dr3d:projection="perspective" dr3d:distance="0.191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41" draw:layer="layout" svg:viewBox="3405 -11201 851 943" svg:d="m3830-10258-85-2-79-7-72-11-63-15-28-8-25-9-21-10-18-10-15-10-5-6-5-6-4-5-3-6-1-6-1-6v-708l1-6 1-6 3-6 4-5 5-6 5-6 15-10 18-11 21-9 25-10 28-8 63-15 72-11 79-7 85-2 85 2 79 7 73 11 63 15 28 8 24 10 22 9 18 11 15 10 5 6 5 6 4 5 3 6 1 6 1 6v708l-1 6-1 6-3 6-4 5-5 6-5 6-15 10-18 10-22 10-24 9-28 8-63 15-73 11-79 7zm-425 0zm851-943z"/>
          <dr3d:extrude draw:style-name="gr42" draw:layer="layout" svg:viewBox="3405 -11201 851 943" svg:d="m3830-10258-85-2-79-7-72-11-63-15-28-8-25-9-21-10-18-10-15-10-5-6-5-6-4-5-3-6-1-6-1-6 1-6 1-6 3-6 4-6 5-5 5-6 15-11 18-10 21-10 25-9 28-8 63-15 72-11 79-7 85-2 85 2 79 7 73 11 63 15 28 8 24 9 22 10 18 10 15 11 5 6 5 5 4 6 3 6 1 6 1 6-1 6-1 6-3 6-4 5-5 6-5 6-15 10-18 10-22 10-24 9-28 8-63 15-73 11-79 7zm-425 0zm851-943z"/>
        </dr3d:scene>
        <dr3d:scene draw:style-name="gr10" svg:width="2.71cm" svg:height="1.078cm" svg:x="4.5cm" svg:y="6cm" dr3d:transform="matrix (1 0 0 0 0.939692620785931 0.342020143325607 0 -0.342020143325607 0.939692620785931 0cm 6.15216758828549cm 2.23920587835275cm)" dr3d:vrp="(0 0 10455.7142857143)" dr3d:vpn="(0 0 7745.71428571429)" dr3d:projection="perspective" dr3d:distance="2.71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11" draw:layer="layout" svg:viewBox="-1 -7086 1356 1078" svg:d="m-1-7086v809l269 269h1087v-808l-270-270zm0 1078zm1356-1078z"/>
          <dr3d:rotate draw:style-name="gr12" draw:layer="layout" svg:viewBox="-1 -7086 1356 1078" svg:d="m-1-6277 269 269h1087l-270-269zm0 269zm1356-1078z"/>
          <dr3d:rotate draw:style-name="gr13" draw:layer="layout" svg:viewBox="-1 -7086 1356 1078" svg:d="m1085-7086v809l270 269v-808zm-1086 1078zm1356-1078z"/>
        </dr3d:scene>
        <draw:frame draw:style-name="gr43" draw:text-style-name="P10" draw:layer="layout" svg:width="3.666cm" svg:height="1.918cm" svg:x="1cm" svg:y="3.082cm">
          <draw:text-box>
            <text:p text:style-name="P6"><text:span text:style-name="T6">WEB-INF/classes :</text:span></text:p>
            <text:p text:style-name="P6"><text:span text:style-name="T8"/></text:p>
            <text:p text:style-name="P6"><text:span text:style-name="T8">hibernate.cfg.xml</text:span></text:p>
            <text:p text:style-name="P6"><text:span text:style-name="T8">jbpm.mail.templates.xml</text:span></text:p>
            <text:p text:style-name="P6"><text:span text:style-name="T8">jbpm.cfg.xml</text:span></text:p>
          </draw:text-box>
        </draw:frame>
        <draw:frame draw:style-name="gr44" draw:text-style-name="P10" draw:layer="layout" svg:width="3.366cm" svg:height="2.645cm" svg:x="1.244cm" svg:y="5.028cm">
          <draw:text-box>
            <text:p text:style-name="P6"><text:span text:style-name="T6">jbpm-console.war</text:span></text:p>
            <text:p text:style-name="P6"><text:span text:style-name="T8"><text:s/></text:span><text:span text:style-name="T8">WEB-INF</text:span></text:p>
            <text:p text:style-name="P6"><text:span text:style-name="T8"><text:s text:c="6"/></text:span><text:span text:style-name="T8">lib</text:span></text:p>
            <text:p text:style-name="P6"><text:span text:style-name="T8"><text:s text:c="8"/></text:span><text:span text:style-name="T8">jbpm-jpdl.jar</text:span></text:p>
            <text:p text:style-name="P6"><text:span text:style-name="T8"><text:s text:c="8"/></text:span><text:span text:style-name="T8">jbpm-identity.jar</text:span></text:p>
            <text:p text:style-name="P6"><text:span text:style-name="T8"><text:s text:c="8"/></text:span><text:span text:style-name="T8">hibernate3.jar</text:span></text:p>
          </draw:text-box>
        </draw:frame>
        <draw:frame draw:style-name="gr45" draw:text-style-name="P19" draw:layer="layout" svg:width="2.89cm" svg:height="0.664cm" svg:x="2.4cm" svg:y="8cm">
          <draw:text-box>
            <text:p text:style-name="P6"><text:span text:style-name="T14">datasources</text:span></text:p>
          </draw:text-box>
        </draw:frame>
        <draw:frame draw:style-name="gr15" draw:text-style-name="P7" draw:layer="layout" svg:width="1.903cm" svg:height="0.652cm" svg:x="4.997cm" svg:y="6.248cm">
          <draw:text-box>
            <text:p text:style-name="P6"><text:span text:style-name="T5">Hibernat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10" draw:display-name="Gradient 10" draw:style="linear" draw:start-color="#ffd320" draw:end-color="#ffffff" draw:start-intensity="100%" draw:end-intensity="100%" draw:angle="0" draw:border="0%"/>
    <draw:gradient draw:name="Gradient_20_17" draw:display-name="Gradient 17" draw:style="linear" draw:start-color="#ff950e" draw:end-color="#ffffff" draw:start-intensity="100%" draw:end-intensity="100%" draw:angle="0" draw:border="0%"/>
    <draw:gradient draw:name="Gradient_20_18" draw:display-name="Gradient 18" draw:style="linear" draw:start-color="#ff950e" draw:end-color="#ffffff" draw:start-intensity="100%" draw:end-intensity="100%" draw:angle="450" draw:border="45%"/>
    <draw:gradient draw:name="Gradient_20_24" draw:display-name="Gradient 24" draw:style="linear" draw:start-color="#ffaa3e" draw:end-color="#ffffff" draw:start-intensity="100%" draw:end-intensity="100%" draw:angle="0" draw:border="0%"/>
    <draw:gradient draw:name="Gradient_20_25" draw:display-name="Gradient 25" draw:style="linear" draw:start-color="#cc770b" draw:end-color="#cccccc" draw:start-intensity="100%" draw:end-intensity="100%" draw:angle="0" draw:border="0%"/>
    <draw:gradient draw:name="Gradient_20_8" draw:display-name="Gradient 8" draw:style="linear" draw:start-color="#99ccff" draw:end-color="#ffffff" draw:start-intensity="100%" draw:end-intensity="100%" draw:angle="0" draw:border="0%"/>
    <draw:marker draw:name="Arrow" svg:viewBox="0 0 20 30" svg:d="m10 0-10 30h20z"/>
    <draw:marker draw:name="Extrems_20_de_20_fletxa_20_1" draw:display-name="Extrems de fletxa 1" svg:viewBox="0 0 1131 902" svg:d="m564 0-564 902h1131z"/>
    <draw:marker draw:name="Extrems_20_de_20_fletxa_20_2" draw:display-name="Extrems de fletxa 2" svg:viewBox="0 0 1122 2243" svg:d="m0 2108v17 17l12 42 30 34 38 21 43 4 29-8 30-21 25-26 13-34 343-1532 339 1520 13 42 29 34 39 21 42 4 42-12 34-30 21-42v-39-12l-4 4-440-1998-9-42-25-39-38-25-43-8-42 8-38 25-26 39-8 42z"/>
    <draw:marker draw:name="Extrems_20_de_20_fletxa_20_3" draw:display-name="Extrems de fletxa 3" svg:viewBox="0 0 1131 2256" svg:d="m1127 2120-449-2006-9-42-25-39-38-25-38-8-43 8-38 25-25 39-9 42-449 2006v13l-4 9 9 42 25 38 38 25 42 9h903l42-9 38-25 26-38 8-42v-9z"/>
    <draw:marker draw:name="Extrems_20_de_20_fletxa_20_4" draw:display-name="Extrems de fletxa 4" svg:viewBox="0 0 1131 1580" svg:d="m1013 1491 118 89-567-1580-564 1580 114-85 136-68 148-46 161-17 161 13 153 46z"/>
    <draw:stroke-dash draw:name="Dash_20_3" draw:display-name="Dash 3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ca" fo:country="ES" style:font-family-asian="'DejaVu Sans'" style:font-family-generic-asian="system" style:font-pitch-asian="variable" style:font-size-asian="24pt" style:language-asian="ca" style:country-asian="ES" style:font-family-complex="'DejaVu Sans'" style:font-family-generic-complex="system" style:font-pitch-complex="variable" style:font-size-complex="24pt" style:language-complex="ca" style:country-complex="E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er_20_defecte" style:display-name="Per defect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Windows_x86 LibreOffice_project/165a79a-7059095-e13bb37-fef39a4-9503d18</meta:generator>
    <meta:initial-creator>root</meta:initial-creator>
    <meta:creation-date>2008-09-11T20:33:38</meta:creation-date>
    <dc:date>2012-07-06T19:43:51.65</dc:date>
    <meta:printed-by>root</meta:printed-by>
    <meta:print-date>2008-09-11T21:02:44</meta:print-date>
    <dc:language>ca-ES</dc:language>
    <meta:editing-cycles>32</meta:editing-cycles>
    <meta:editing-duration>PT14H21M19S</meta:editing-duration>
    <dc:creator>pere santasusana</dc:creator>
    <meta:document-statistic meta:object-count="60"/>
    <meta:user-defined meta:name="Info 1"/>
    <meta:user-defined meta:name="Info 2"/>
    <meta:user-defined meta:name="Info 3"/>
    <meta:user-defined meta:name="Info 4"/>
  </office:meta>
</office:document-meta>
</file>